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T11" style:parent-style-name="DefaultParagraphFont" style:family="text">
      <style:text-properties fo:language="en" fo:country="US"/>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P19" style:parent-style-name="Normal" style:list-style-name="LFO2" style:family="paragraph"/>
    <style:style style:name="T20" style:parent-style-name="DefaultParagraphFont" style:family="text">
      <style:text-properties fo:font-weight="bold" style:font-weight-asian="bold" style:font-weight-complex="bold"/>
    </style:style>
    <style:style style:name="P21" style:parent-style-name="Normal" style:list-style-name="LFO2" style:family="paragraph"/>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list-style-name="LFO2" style:family="paragraph"/>
    <style:style style:name="T25" style:parent-style-name="DefaultParagraphFont" style:family="text">
      <style:text-properties fo:language="en" fo:country="US"/>
    </style:style>
    <style:style style:name="P26" style:parent-style-name="Normal" style:family="paragraph">
      <style:text-properties fo:font-weight="bold" style:font-weight-asian="bold" style:font-weight-complex="bold"/>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office:automatic-styles>
  <office:body>
    <office:text text:use-soft-page-breaks="true">
      <text:p text:style-name="P1">Questions (Problems)</text:p>
      <text:list text:style-name="LFO1" text:continue-numbering="true">
        <text:list-item>
          <text:p text:style-name="P2"><text:span text:style-name="T3">What is the overall distribution of chocolate bar ratings?</text:span></text:p>
          <text:list text:continue-numbering="true">
            <text:list-item>
              <text:p text:style-name="P4">How many ratings fall into the categories of low and high ratings?</text:p>
            </text:list-item>
          </text:list>
        </text:list-item>
        <text:list-item>
          <text:p text:style-name="P5"><text:span text:style-name="T6">How do ratings vary by company location?</text:span></text:p>
          <text:list text:continue-numbering="true">
            <text:list-item>
              <text:p text:style-name="P7">Which locations have the highest and lowest<text:s/>ratings?</text:p>
            </text:list-item>
          </text:list>
        </text:list-item>
        <text:list-item>
          <text:p text:style-name="P8"><text:span text:style-name="T9">What is the percentage of rating experiences?</text:span></text:p>
          <text:list text:continue-numbering="true">
            <text:list-item>
              <text:p text:style-name="P10">How do the experiences of consumers break down into categories such as disappointing, satisfactory, and<text:s/>e<text:span text:style-name="T11">lite?</text:span></text:p>
            </text:list-item>
          </text:list>
        </text:list-item>
      </text:list>
      <text:p text:style-name="Normal"/>
      <text:p text:style-name="P12">Insights and Analysis</text:p>
      <text:list text:style-name="LFO2" text:continue-numbering="true">
        <text:list-item>
          <text:p text:style-name="P13"><text:span text:style-name="T14">Overall Distribution of Ratings:</text:span></text:p>
          <text:list text:continue-numbering="true">
            <text:list-item>
              <text:p text:style-name="P15">The report indicates that out of 416 total ratings, 62 (14.09%) are classified as<text:s/><text:span text:style-name="T16">high<text:s/></text:span>ratings, while 378 (85.91%) are<text:s/><text:span text:style-name="T17">low<text:s/></text:span>ratings. This suggests a<text:s/><text:span text:style-name="T18">negative<text:s/></text:span>reception of the<text:s/>chocolate bars.</text:p>
            </text:list-item>
          </text:list>
        </text:list-item>
        <text:list-item>
          <text:p text:style-name="P19"><text:span text:style-name="T20">Ratings by Company Location:</text:span></text:p>
          <text:list text:continue-numbering="true">
            <text:list-item>
              <text:p text:style-name="P21">The data shows that the U.S.A. has the highest number of ratings (299), followed by France (61) and Canada (55). This indicates a strong consumer base in the U.S.A. for chocolate bars, which may reflect cultural<text:s/>preferences or marketing effectiveness.</text:p>
            </text:list-item>
          </text:list>
        </text:list-item>
        <text:list-item>
          <text:p text:style-name="P22"><text:span text:style-name="T23">Percentage of Rating Experiences:</text:span></text:p>
          <text:list text:continue-numbering="true">
            <text:list-item>
              <text:p text:style-name="P24">The analysis reveals that 44.32% of ratings are satisfactory, while 3.86% are classified as premium and 49.77% as disappointing. This highlights a significant portion of consumers who are not fully satisfied with their chocolate bar experiences, indicating potential areas for<text:s/><text:span text:style-name="T25">Improvement.</text:span></text:p>
            </text:list-item>
          </text:list>
        </text:list-item>
      </text:list>
      <text:p text:style-name="P26">Conclusion</text:p>
      <text:p text:style-name="Normal">The Power BI report provides valuable insights<text:s/>into consumer preferences and experiences with chocolate bars. The data indicates<text:s/><text:span text:style-name="T27">below average<text:s/></text:span>satisfaction<text:s/><text:span text:style-name="T28">and<text:s/></text:span>highlights areas for improvement, particularly in consumer experiences. Companies can leverage this information to enhance their products and marketing strategies, focusing on the types of beans and cocoa percentages that yield higher rating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cas amegah</meta:initial-creator>
    <dc:creator>dorcas amegah</dc:creator>
    <meta:creation-date>2024-09-11T08:05:00Z</meta:creation-date>
    <dc:date>2024-09-11T10:08:00Z</dc:date>
    <meta:template xlink:href="Normal" xlink:type="simple"/>
    <meta:editing-cycles>3</meta:editing-cycles>
    <meta:editing-duration>PT7320S</meta:editing-duration>
    <meta:document-statistic meta:page-count="1" meta:paragraph-count="3" meta:word-count="248" meta:character-count="1662" meta:row-count="11" meta:non-whitespace-character-count="1417"/>
  </office:meta>
</office:document-meta>
</file>